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22c22c" officeooo:paragraph-rsid="0022c22c"/>
    </style:style>
    <style:style style:name="P2" style:family="paragraph" style:parent-style-name="Text_20_body">
      <style:text-properties fo:language="en" fo:country="US" officeooo:rsid="00289181" officeooo:paragraph-rsid="00289181"/>
    </style:style>
    <style:style style:name="P3" style:family="paragraph" style:parent-style-name="Text_20_body">
      <style:paragraph-properties fo:line-height="100%"/>
      <style:text-properties fo:language="en" fo:country="US" officeooo:rsid="002d7be7" officeooo:paragraph-rsid="002d7be7"/>
    </style:style>
    <style:style style:name="P4" style:family="paragraph" style:parent-style-name="Text_20_body">
      <style:text-properties officeooo:paragraph-rsid="001a8659"/>
    </style:style>
    <style:style style:name="P5" style:family="paragraph" style:parent-style-name="Text_20_body">
      <style:text-properties style:rfc-language-tag="sr-Latn-RS" fo:language="sr" fo:script="Latn" fo:country="RS" officeooo:rsid="001b69a0" officeooo:paragraph-rsid="001b69a0"/>
    </style:style>
    <style:style style:name="P6" style:family="paragraph" style:parent-style-name="Text_20_body">
      <style:text-properties style:rfc-language-tag="sr-Latn-RS" fo:language="sr" fo:script="Latn" fo:country="RS" officeooo:rsid="00203ff3" officeooo:paragraph-rsid="00203ff3"/>
    </style:style>
    <style:style style:name="P7" style:family="paragraph" style:parent-style-name="Text_20_body">
      <style:text-properties style:rfc-language-tag="sr-Latn-RS" fo:language="sr" fo:script="Latn" fo:country="RS" officeooo:rsid="002b0771" officeooo:paragraph-rsid="002b0771"/>
    </style:style>
    <style:style style:name="P8" style:family="paragraph" style:parent-style-name="Text_20_body">
      <style:text-properties style:font-name="Calibri" style:rfc-language-tag="sr-Latn-RS" fo:language="sr" fo:script="Latn" fo:country="RS" officeooo:rsid="001d4e66" officeooo:paragraph-rsid="00221289"/>
    </style:style>
    <style:style style:name="P9" style:family="paragraph" style:parent-style-name="Text_20_body">
      <style:paragraph-properties fo:margin-top="0in" fo:margin-bottom="0in" style:contextual-spacing="false"/>
      <style:text-properties fo:language="en" fo:country="US" officeooo:rsid="0024be92" officeooo:paragraph-rsid="0024be92"/>
    </style:style>
    <style:style style:name="P10" style:family="paragraph" style:parent-style-name="Text_20_body">
      <style:paragraph-properties fo:margin-top="0.0791in" fo:margin-bottom="0.1764in" style:contextual-spacing="false" fo:line-height="100%"/>
      <style:text-properties fo:language="en" fo:country="US" officeooo:rsid="0029787f" officeooo:paragraph-rsid="0029787f"/>
    </style:style>
    <style:style style:name="P11" style:family="paragraph" style:parent-style-name="Title">
      <style:text-properties style:font-name="Calibri" style:rfc-language-tag="sr-Latn-RS" fo:language="sr" fo:script="Latn" fo:country="RS" officeooo:rsid="0040c72a" officeooo:paragraph-rsid="0040c72a"/>
    </style:style>
    <style:style style:name="P12" style:family="paragraph" style:parent-style-name="Heading_20_2">
      <style:text-properties style:font-name="Calibri" style:rfc-language-tag="sr-Latn" fo:language="sr" fo:script="Latn"/>
    </style:style>
    <style:style style:name="P13" style:family="paragraph" style:parent-style-name="Heading_20_2">
      <style:text-properties style:font-name="Calibri" style:rfc-language-tag="sr-Latn" fo:language="sr" fo:script="Latn" officeooo:paragraph-rsid="001a6e3b"/>
    </style:style>
    <style:style style:name="P14" style:family="paragraph" style:parent-style-name="Heading_20_2">
      <style:text-properties style:font-name="Calibri" style:rfc-language-tag="sr-Latn" fo:language="sr" fo:script="Latn" officeooo:paragraph-rsid="001a8659"/>
    </style:style>
    <style:style style:name="P15" style:family="paragraph" style:parent-style-name="Heading_20_2">
      <style:text-properties style:rfc-language-tag="sr-Latn" fo:language="sr" fo:script="Latn"/>
    </style:style>
    <style:style style:name="P16" style:family="paragraph" style:parent-style-name="Text_20_body" style:list-style-name="L1">
      <style:text-properties style:font-name="Calibri" style:rfc-language-tag="sr-Latn" fo:language="sr" fo:script="Latn" officeooo:paragraph-rsid="001a6e3b"/>
    </style:style>
    <style:style style:name="P17" style:family="paragraph" style:parent-style-name="Text_20_body">
      <style:text-properties style:font-name="Calibri" style:rfc-language-tag="sr-Latn-RS" fo:language="sr" fo:script="Latn" fo:country="RS" officeooo:rsid="00364e1b" officeooo:paragraph-rsid="00364e1b"/>
    </style:style>
    <style:style style:name="P18" style:family="paragraph" style:parent-style-name="Text_20_body">
      <style:text-properties style:font-name="Calibri" style:rfc-language-tag="sr-Latn-RS" fo:language="sr" fo:script="Latn" fo:country="RS" officeooo:rsid="0039405e" officeooo:paragraph-rsid="0039405e"/>
    </style:style>
    <style:style style:name="P19" style:family="paragraph" style:parent-style-name="Text_20_body">
      <style:text-properties style:font-name="Calibri" style:rfc-language-tag="sr-Latn-RS" fo:language="sr" fo:script="Latn" fo:country="RS" officeooo:rsid="004bc7d6" officeooo:paragraph-rsid="004bc7d6"/>
    </style:style>
    <style:style style:name="P20" style:family="paragraph" style:parent-style-name="Text_20_body">
      <style:text-properties style:font-name="Calibri" style:rfc-language-tag="sr-Latn-RS" fo:language="sr" fo:script="Latn" fo:country="RS" officeooo:rsid="004df567" officeooo:paragraph-rsid="004df567"/>
    </style:style>
    <style:style style:name="P21" style:family="paragraph" style:parent-style-name="Text_20_body" style:list-style-name="L3">
      <style:text-properties style:font-name="Calibri" style:rfc-language-tag="sr-Latn-RS" fo:language="sr" fo:script="Latn" fo:country="RS" officeooo:rsid="004df567" officeooo:paragraph-rsid="004df567"/>
    </style:style>
    <style:style style:name="P22" style:family="paragraph" style:parent-style-name="Text_20_body" style:list-style-name="L3">
      <style:text-properties style:font-name="Calibri" style:rfc-language-tag="sr-Latn-RS" fo:language="sr" fo:script="Latn" fo:country="RS" officeooo:rsid="005031b6" officeooo:paragraph-rsid="005031b6"/>
    </style:style>
    <style:style style:name="P23" style:family="paragraph" style:parent-style-name="Text_20_body">
      <style:text-properties style:rfc-language-tag="sr-Latn-RS" fo:language="sr" fo:script="Latn" fo:country="RS" officeooo:rsid="00364e1b" officeooo:paragraph-rsid="00364e1b"/>
    </style:style>
    <style:style style:name="P24" style:family="paragraph" style:parent-style-name="Text_20_body">
      <style:text-properties fo:language="en" fo:country="US" officeooo:rsid="0051fa2d" officeooo:paragraph-rsid="0051fa2d"/>
    </style:style>
    <style:style style:name="P25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58166" officeooo:paragraph-rsid="00258166"/>
    </style:style>
    <style:style style:name="P26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729a9" officeooo:paragraph-rsid="002729a9"/>
    </style:style>
    <style:style style:name="P27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729a9" officeooo:paragraph-rsid="002729a9"/>
    </style:style>
    <style:style style:name="P28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89181" officeooo:paragraph-rsid="00289181"/>
    </style:style>
    <style:style style:name="P29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9787f" officeooo:paragraph-rsid="0029787f"/>
    </style:style>
    <style:style style:name="P30" style:family="paragraph" style:parent-style-name="Text_20_body" style:list-style-name="L2">
      <style:paragraph-properties fo:margin-top="0in" fo:margin-bottom="0in" style:contextual-spacing="false" fo:line-height="100%"/>
      <style:text-properties fo:language="en" fo:country="US" officeooo:rsid="00289181" officeooo:paragraph-rsid="00289181"/>
    </style:style>
    <style:style style:name="P31" style:family="paragraph">
      <style:paragraph-properties fo:text-align="center"/>
    </style:style>
    <style:style style:name="P32" style:family="paragraph">
      <loext:graphic-properties draw:fill-color="#5eb91e"/>
    </style:style>
    <style:style style:name="P33" style:family="paragraph">
      <loext:graphic-properties draw:fill-color="#ffffff"/>
    </style:style>
    <style:style style:name="T1" style:family="text">
      <style:text-properties fo:language="en" fo:country="US" officeooo:rsid="001a6e3b"/>
    </style:style>
    <style:style style:name="T2" style:family="text">
      <style:text-properties style:font-name="Calibri"/>
    </style:style>
    <style:style style:name="T3" style:family="text">
      <style:text-properties style:font-name="Calibri" style:rfc-language-tag="sr-Latn-RS" fo:language="sr" fo:script="Latn" fo:country="RS"/>
    </style:style>
    <style:style style:name="T4" style:family="text">
      <style:text-properties style:font-name="Calibri" style:rfc-language-tag="sr-Latn-RS" fo:language="sr" fo:script="Latn" fo:country="RS" officeooo:rsid="001a8659"/>
    </style:style>
    <style:style style:name="T5" style:family="text">
      <style:text-properties style:font-name="Calibri" style:rfc-language-tag="sr-Latn-RS" fo:language="sr" fo:script="Latn" fo:country="RS" officeooo:rsid="0024be92"/>
    </style:style>
    <style:style style:name="T6" style:family="text">
      <style:text-properties style:font-name="Calibri" style:rfc-language-tag="sr-Latn-RS" fo:language="sr" fo:script="Latn" fo:country="RS" officeooo:rsid="00258166"/>
    </style:style>
    <style:style style:name="T7" style:family="text">
      <style:text-properties style:font-name="Calibri" style:rfc-language-tag="sr-Latn-RS" fo:language="sr" fo:script="Latn" fo:country="RS" officeooo:rsid="002729a9"/>
    </style:style>
    <style:style style:name="T8" style:family="text">
      <style:text-properties style:font-name="Calibri" style:rfc-language-tag="sr-Latn-RS" fo:language="sr" fo:script="Latn" fo:country="RS" officeooo:rsid="00289181"/>
    </style:style>
    <style:style style:name="T9" style:family="text">
      <style:text-properties style:font-name="Calibri" style:rfc-language-tag="sr-Latn-RS" fo:language="sr" fo:script="Latn" fo:country="RS" officeooo:rsid="0029787f"/>
    </style:style>
    <style:style style:name="T10" style:family="text">
      <style:text-properties style:font-name="Calibri" style:rfc-language-tag="sr-Latn-RS" fo:language="sr" fo:script="Latn" fo:country="RS" officeooo:rsid="002a9773"/>
    </style:style>
    <style:style style:name="T11" style:family="text">
      <style:text-properties style:font-name="Calibri" style:rfc-language-tag="sr-Latn-RS" fo:language="sr" fo:script="Latn" fo:country="RS" officeooo:rsid="002aec80"/>
    </style:style>
    <style:style style:name="T12" style:family="text">
      <style:text-properties style:font-name="Calibri" style:rfc-language-tag="sr-Latn-RS" fo:language="sr" fo:script="Latn" fo:country="RS" officeooo:rsid="002d7be7"/>
    </style:style>
    <style:style style:name="T13" style:family="text">
      <style:text-properties style:font-name="Calibri" style:rfc-language-tag="sr-Latn-RS" fo:language="sr" fo:script="Latn" fo:country="RS" officeooo:rsid="003be959"/>
    </style:style>
    <style:style style:name="T14" style:family="text">
      <style:text-properties style:font-name="Calibri" style:rfc-language-tag="sr-Latn-RS" fo:language="sr" fo:script="Latn" fo:country="RS" officeooo:rsid="005031b6"/>
    </style:style>
    <style:style style:name="T15" style:family="text">
      <style:text-properties style:font-name="Calibri" officeooo:rsid="001d4e66"/>
    </style:style>
    <style:style style:name="T16" style:family="text">
      <style:text-properties style:font-name="Calibri" officeooo:rsid="0020f58d"/>
    </style:style>
    <style:style style:name="T17" style:family="text">
      <style:text-properties style:font-name="Calibri" officeooo:rsid="002cf3d7"/>
    </style:style>
    <style:style style:name="T18" style:family="text">
      <style:text-properties style:font-name="Calibri" officeooo:rsid="002fca97"/>
    </style:style>
    <style:style style:name="T19" style:family="text">
      <style:text-properties style:font-name="Calibri" officeooo:rsid="00376082"/>
    </style:style>
    <style:style style:name="T20" style:family="text">
      <style:text-properties style:font-name="Calibri" officeooo:rsid="0037e32c"/>
    </style:style>
    <style:style style:name="T21" style:family="text">
      <style:text-properties style:font-name="Calibri" style:rfc-language-tag="sr-Latn" fo:language="sr" fo:script="Latn"/>
    </style:style>
    <style:style style:name="T22" style:family="text">
      <style:text-properties style:font-name="Calibri" officeooo:rsid="003be959"/>
    </style:style>
    <style:style style:name="T23" style:family="text">
      <style:text-properties style:font-name="Calibri" officeooo:rsid="0041a200"/>
    </style:style>
    <style:style style:name="T24" style:family="text">
      <style:text-properties style:font-name="Calibri" officeooo:rsid="00438e6d"/>
    </style:style>
    <style:style style:name="T25" style:family="text">
      <style:text-properties style:font-name="Calibri" fo:font-style="italic" officeooo:rsid="0041a200" style:font-style-asian="italic" style:font-style-complex="italic"/>
    </style:style>
    <style:style style:name="T26" style:family="text">
      <style:text-properties style:rfc-language-tag="sr-Latn-RS" fo:language="sr" fo:script="Latn" fo:country="RS" officeooo:rsid="00221289"/>
    </style:style>
    <style:style style:name="T27" style:family="text">
      <style:text-properties style:rfc-language-tag="sr-Latn-RS" fo:language="sr" fo:script="Latn" fo:country="RS" officeooo:rsid="002b0771"/>
    </style:style>
    <style:style style:name="T28" style:family="text">
      <style:text-properties officeooo:rsid="003b2fda"/>
    </style:style>
    <style:style style:name="T29" style:family="text">
      <style:text-properties officeooo:rsid="003b9d57"/>
    </style:style>
    <style:style style:name="T30" style:family="text">
      <style:text-properties officeooo:rsid="003be959"/>
    </style:style>
    <style:style style:name="T31" style:family="text">
      <style:text-properties style:rfc-language-tag="sr-Latn" fo:language="sr" fo:script="Latn"/>
    </style:style>
    <style:style style:name="T32" style:family="text">
      <style:text-properties officeooo:rsid="004c9d9c"/>
    </style:style>
    <style:style style:name="T33" style:family="text">
      <style:text-properties officeooo:rsid="005031b6"/>
    </style:style>
    <style:style style:name="T34" style:family="text">
      <style:text-properties officeooo:rsid="005060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5in" fo:min-width="2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99in" fo:min-width="1.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5eb91e" draw:textarea-horizontal-align="justify" draw:textarea-vertical-align="middle" draw:auto-grow-height="false" fo:min-height="0.5854in" fo:min-width="2.4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016in" fo:min-width="0.9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5eb91e" draw:textarea-horizontal-align="justify" draw:textarea-vertical-align="middle" draw:auto-grow-height="false" fo:min-height="0.5043in" fo:min-width="1.7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5eb91e" draw:textarea-horizontal-align="justify" draw:textarea-vertical-align="middle" draw:auto-grow-height="false" fo:min-height="0.7465in" fo:min-width="2.40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209in" fo:min-width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126in" fo:min-width="1.2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193in" fo:min-width="1.1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472in" fo:min-width="0.9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4543in" fo:min-width="0.8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1.6693in" fo:min-width="6.7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istem za pomoć pri upravljanju vremenom</text:p>
      <text:p text:style-name="Subtitle"><text:span text:style-name="T31">Predlog projekta</text:span> - <text:span text:style-name="T21">Sistemi bazirani na znanju</text:span></text:p>
      <text:h text:style-name="P13" text:outline-level="2">Član tima</text:h>
      <text:list xml:id="list2752139938" text:style-name="L1">
        <text:list-item>
          <text:p text:style-name="P16">Albert Makan, SW-29/2018 <text:span text:style-name="T1">(makan.sw29.2018@uns.ac.rs)</text:span></text:p>
        </text:list-item>
      </text:list>
      <text:h text:style-name="P14" text:outline-level="2">Motivacija</text:h>
      <text:p text:style-name="P4"><text:span text:style-name="T4">Ljudi vrlo često imaju problema sa organizacijom vremena. Može predstavljati teškoću kad neko ima razne zadatke različitog prioriteta sa ograničenjem vremena, </text:span><text:span text:style-name="T11">a pri tom imaju naviku hroničnog odlaganja</text:span><text:span text:style-name="T4">. Ideja je da postoji sistem koji pomaže ljudima da što efektivnije organizuju svoje vreme kako bi blagovremeno završili radne zadatke a da pri tom imaju dovoljno vremena i za odmor i za slobodne aktivnosti. </text:span></text:p>
      <text:h text:style-name="P12" text:outline-level="2">Pregled problema</text:h>
      <text:p text:style-name="P5"><text:span text:style-name="T2">Sistem treba da zna na osnovu predstojećih zadataka i rokova da rasporedi vreme korisnika uključujući i dnevne rutine. </text:span><text:span text:style-name="T15">Objektivno uzima u obzir prioritete zadataka koji su izračunati na osnovu rokova, ali postoji i opcija da korisnik eksplicitno odredi neki prioritet.</text:span></text:p>
      <text:p text:style-name="P8">Korisnik će naravno imati opciju da zadaje fiksne termine za neke događaje koje sistem treba da uzima u obzir priliom planiranja.</text:p>
      <text:p text:style-name="P6"><text:span text:style-name="T15">P</text:span><text:span text:style-name="T2">ostojeća rešenja sličnog karaktera koje sam našao služe za organizaciju i praćenje grupnih projekata </text:span><text:span text:style-name="T16">ili za to da korisnik jednostavno upisuje svoje zadatke u kalendar. </text:span><text:span text:style-name="T23">Konkretne aplikacije koje sam našao su </text:span><text:span text:style-name="T25">Focus Booster</text:span><text:span text:style-name="T23">, </text:span><text:span text:style-name="T25">2DO</text:span><text:span text:style-name="T23"> za personalno korišćenje, a za praćenje grupnih projekata </text:span><text:span text:style-name="T25">Harvest</text:span><text:span text:style-name="T23"> i </text:span><text:span text:style-name="T25">Time</text:span><text:span text:style-name="T23"> </text:span><text:span text:style-name="T25">Doctor</text:span><text:span text:style-name="T23">. </text:span><text:span text:style-name="T24">Međutim nije poznato, da li su rule based sistemi ili koriste možda mašinsko učenje. Našao sam jedno slično rešenje na githubu, koje koristi učenje sa uslovljavanjem.</text:span></text:p>
      <text:h text:style-name="P12" text:outline-level="2">Metodologija rad<text:span text:style-name="T26">a</text:span></text:h>
      <text:p text:style-name="P1"><text:span text:style-name="T2">Na</text:span><text:span text:style-name="T3"> početku korišćenja sistema, korisnik zadaje svoje ime, datum rođenja i email. Zatim dobije anketu o svojim dnevnim rutinama. </text:span><text:span text:style-name="T5">Sistem pomoću skupa pravila analizira rutine i daje preporuke ukoliko nešto treba promeniti.</text:span></text:p>
      <text:p text:style-name="P2"><text:span text:style-name="T5">R</text:span><text:span text:style-name="T3">utine mogu razlikovati zavisno od toga da li je radni ili slobodni dan. Inicijalno će postojati 3 šablona za dane: radni dan, slobodni dan i sasvim spontani dan.</text:span></text:p>
      <text:p text:style-name="P9"><text:soft-page-break/><text:span text:style-name="T8">Tokom daljeg korišćenja sistema</text:span><text:span text:style-name="T3"> ulaze predstavljaju razne </text:span><text:span text:style-name="T6">aktivnosti. Aktivnost je opisana sledećim informacijama:</text:span></text:p>
      <text:list xml:id="list1754903113" text:style-name="L2">
        <text:list-item>
          <text:p text:style-name="P25"><text:span text:style-name="T3">Naslov, </text:span><text:span text:style-name="T7">opis</text:span></text:p>
        </text:list-item>
        <text:list-item>
          <text:p text:style-name="P27">Lista stavki (opciona)</text:p>
        </text:list-item>
        <text:list-item>
          <text:p text:style-name="P26"><text:span text:style-name="T3">Datumi koji predstavljaju početak i zavr</text:span><text:span text:style-name="T10">š</text:span><text:span text:style-name="T3">etak ili krajnji rok</text:span></text:p>
        </text:list-item>
        <text:list-item>
          <text:p text:style-name="P27">Estimacija potrebnog vremena ako je u pitanju kontinualna aktivnost</text:p>
        </text:list-item>
        <text:list-item>
          <text:p text:style-name="P27">Prioritet (opcion)</text:p>
        </text:list-item>
        <text:list-item>
          <text:p text:style-name="P28">Da li je jednokratna, periodična ili kontinualna</text:p>
        </text:list-item>
        <text:list-item>
          <text:p text:style-name="P30"><text:span text:style-name="T3">Tip </text:span><text:span text:style-name="T9">(psihički rad, fizički rad, odmor, sport, čitanje, društvena, …)</text:span></text:p>
        </text:list-item>
        <text:list-item>
          <text:p text:style-name="P29">Flegovi: arhivirana, završena</text:p>
        </text:list-item>
      </text:list>
      <text:p text:style-name="P10"><text:span text:style-name="T3">Izlaze iz sistema predstavljaju raspored aktivnosti za naredni dan, razne preporuke koje korisnik može da prihvati </text:span><text:span text:style-name="T12">i </text:span><text:span text:style-name="T3">evaluacija efektivnosti dana. </text:span><text:span text:style-name="T12">Izlazi sistema mogu biti</text:span><text:span text:style-name="T3"> </text:span><text:span text:style-name="T10">i razni izveštaji </text:span><text:span text:style-name="T12">o utrošenom vremenu po aktivnostima ili o uspešnosti praćenja rasporeda</text:span><text:span text:style-name="T10">. </text:span><text:span text:style-name="T14">(Za izveštaje biće korišćen query)</text:span></text:p>
      <text:p text:style-name="P3"><text:span text:style-name="T10">B</text:span><text:span text:style-name="T3">aza znanja treba da sadrži informacije </text:span><text:span text:style-name="T13">o tome, kad je čovek najaktivniji fizički i psihički. Da bi sistem mogao da radi adekvatno, potrebno je da postoji u bazi korisnik, šabloni dana, i dovoljan broj različitih aktivnosti.</text:span></text:p>
      <text:h text:style-name="P12" text:outline-level="2">Pr<text:span text:style-name="T27">avila</text:span></text:h>
      <text:p text:style-name="P7"><text:span text:style-name="T2">Reprezentativan primer rezonovanja bi bio planiranje narednog dana. </text:span><text:span text:style-name="T17">Dan se popunjava aktivnostima sekvencijalno, i tu se koristi forward-chaining pravila. </text:span><text:span text:style-name="T18">Inicijalno se u radnu memoriju ubacuju svi aktivnosti koje nisu završene ili arhivirane, i šablon tog dana. Šablon sadrži rutine sa terminima.</text:span></text:p>
      <text:p text:style-name="P18">Postoje zasebna pravila za rutine, fiksne i periodične aktivnosti, <text:span text:style-name="T28">za aktivnosti vezane za rad i za odmor. </text:span><text:span text:style-name="T29">Kad se pravilo aktivira, dodaje se aktivnost na kraj liste u okviru dana i čuva se vreme završetka <text:s/>poslednje dodate aktivnosti. </text:span><text:span text:style-name="T28">Ova pravila treba da budu međusobno isključiva jer čovek ne može da radi više stvari istovremeno. Prioriteti se određuju na sledeći način: </text:span>pravila fiksne i periodične aktivnosti <text:span text:style-name="T29">i </text:span>za rutine <text:span text:style-name="T28">imaju fiksne velike prioritete </text:span><text:span text:style-name="T29">(redom opadajuće), a prioriteti za rad i odmor su dinamički, određuju se na osnovu doba dana i kombinovanjem opciono zadatog prioriteta, krajnjeg roka i preostalog estimiranog vremena. </text:span><text:span text:style-name="T30">Ovako može da se desi i da neki zadatak ima veći prioritet od neke fiksne aktivnosti, pri čemu treba obavestiti korisnika. Ovo se desi samo ukoliko je korisnik odlagao <text:s/>aktivnost, jer prilikom unosa aktivnosti u sistem, skup pravila proverava da li je zadao realan rok i estimirano vreme uzevši u obzir i druge obaveze.</text:span></text:p>
      <text:p text:style-name="P20">Grupe pravila:</text:p>
      <text:list xml:id="list2557132437" text:style-name="L3">
        <text:list-item>
          <text:p text:style-name="P21">Pravila za analizu rutina</text:p>
        </text:list-item>
        <text:list-item>
          <text:p text:style-name="P21">Pravila <text:span text:style-name="T33">za određivanje realnog roka i estimiranog vremena</text:span></text:p>
        </text:list-item>
        <text:list-item>
          <text:p text:style-name="P22">Pravila za generisanje plana za naredni dan <text:span text:style-name="T34">(donja slika)</text:span></text:p>
        </text:list-item>
        <text:list-item>
          <text:p text:style-name="P22">Pravila za odabir najprioritetnije aktivnosti</text:p>
        </text:list-item>
      </text:list>
      <text:p text:style-name="P18"/>
      <text:p text:style-name="P18"><draw:custom-shape text:anchor-type="paragraph" draw:z-index="4" draw:name="Shape4" draw:style-name="gr9" svg:width="1.7252in" svg:height="0.5835in" svg:x="2.8874in" svg:y="0.8417in"><text:p>Vreme završetka </text:p><text:p>poslednje aktivnost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2" svg:width="1.1421in" svg:height="0.6421in" svg:x="1.6957in" svg:y="0.1626in"><text:p>Šablon dan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7" draw:style-name="gr13" draw:text-style-name="P33" svg:width="6.9004in" svg:height="1.8504in" svg:x="-0.0374in" svg:y="-0.3126in"><text:p>Radna memorij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8"><draw:custom-shape text:anchor-type="paragraph" draw:z-index="2" draw:name="Shape2" draw:style-name="gr11" svg:width="1.3004in" svg:height="0.6669in" svg:x="4.7791in" svg:y="-0.0661in"><text:p>Svi aktivnost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custom-shape text:anchor-type="paragraph" draw:z-index="8" draw:name="Shape6" draw:style-name="gr8" svg:width="0.2004in" svg:height="0.3669in" svg:x="3.6457in" svg:y="0.76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3" draw:style-name="gr10" svg:width="1.5669in" svg:height="0.7335in" svg:x="0.3626in" svg:y="0.1429in"><text:p>Naredni dan</text:p><text:p>(inicijalno prazan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8" draw:style-name="gr7" draw:text-style-name="P31" svg:x1="2.1874in" svg:y1="0.1429in" svg:x2="2.6209in" svg:y2="2.3949in"><text:p/></draw:line></text:p>
      <text:p text:style-name="P18"><draw:custom-shape text:anchor-type="paragraph" draw:z-index="5" draw:name="Shape5" draw:style-name="gr1" draw:text-style-name="P31" svg:width="2.2921in" svg:height="0.5504in" svg:x="2.6291in" svg:y="0.8437in"><text:p text:style-name="P31">Da li postoji fiksna ili periodična </text:p><text:p text:style-name="P31">aktivnost u ovo vreme</text:p><draw:enhanced-geometry svg:viewBox="0 0 21600 21600" draw:type="rectangle" draw:enhanced-path="M 0 0 L 21600 0 21600 21600 0 21600 0 0 Z N"/></draw:custom-shape><draw:line text:anchor-type="paragraph" draw:z-index="10" draw:name="Shape9" draw:style-name="gr7" draw:text-style-name="P31" svg:x1="5.2626in" svg:y1="-0.0602in" svg:x2="4.6126in" svg:y2="0.8441in"><text:p/></draw:line></text:p>
      <text:p text:style-name="P18"/>
      <text:p text:style-name="P18"><draw:custom-shape text:anchor-type="paragraph" draw:z-index="11" draw:name="Shape10" draw:style-name="gr5" draw:text-style-name="P32" svg:width="1.7587in" svg:height="0.5587in" svg:x="5.0543in" svg:y="0.1827in"><text:p>Ako da, dodaj u dan, </text:p><text:p>povećaj vreme završet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draw:custom-shape text:anchor-type="paragraph" draw:z-index="7" draw:name="Shape5_1" draw:style-name="gr1" draw:text-style-name="P31" svg:width="2.2921in" svg:height="0.5504in" svg:x="2.6209in" svg:y="0.6772in"><text:p text:style-name="P31">Da li postoji rutina u ovo vreme</text:p><draw:enhanced-geometry svg:viewBox="0 0 21600 21600" draw:type="rectangle" draw:enhanced-path="M 0 0 L 21600 0 21600 21600 0 21600 0 0 Z N"/></draw:custom-shape></text:p>
      <text:p text:style-name="P18"/>
      <text:p text:style-name="P18"><draw:custom-shape text:anchor-type="paragraph" draw:z-index="6" draw:name="Shape5_0" draw:style-name="gr1" draw:text-style-name="P31" svg:width="2.2921in" svg:height="0.5504in" svg:x="2.5957in" svg:y="0.8575in"><text:p text:style-name="P31">Da li ovo vreme pripada </text:p><text:p text:style-name="P31">aktivnom delu dana</text:p><draw:enhanced-geometry svg:viewBox="0 0 21600 21600" draw:type="rectangle" draw:enhanced-path="M 0 0 L 21600 0 21600 21600 0 21600 0 0 Z N"/></draw:custom-shape><draw:custom-shape text:anchor-type="paragraph" draw:z-index="13" draw:name="Shape10_1" draw:style-name="gr5" draw:text-style-name="P32" svg:width="1.7587in" svg:height="0.5587in" svg:x="5.0374in" svg:y="0.0161in"><text:p>Ako da, dodaj u dan, </text:p><text:p>povećaj vreme završet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><draw:custom-shape text:anchor-type="paragraph" draw:z-index="12" draw:name="Shape10_0" draw:style-name="gr6" draw:text-style-name="P32" svg:width="2.4835in" svg:height="0.8276in" svg:x="5.0374in" svg:y="0.1882in"><text:p>Ako da, pronađi kontinualnu</text:p><text:p>aktivnost koja ima najveći prioritet</text:p><text:p><text:s/>i dodaj u dan nekoliko sati iz 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><draw:custom-shape text:anchor-type="paragraph" draw:z-index="14" draw:name="Shape11" draw:style-name="gr4" svg:width="1.3087in" svg:height="0.5669in" svg:x="6.2126in" svg:y="0.1898in"><text:p>Posebna pravila </text:p><text:p>za ovaj de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custom-shape text:anchor-type="paragraph" draw:z-index="17" draw:name="Shape12" draw:style-name="gr2" draw:text-style-name="P31" svg:width="2.1921in" svg:height="0.748in" svg:x="0.4043in" svg:y="0.3965in"><text:p text:style-name="P31">I ne postoji aktivnost čiji je </text:p><text:p text:style-name="P31">rok jako blizu, a ostalo još</text:p><text:p text:style-name="P31">mnogo rad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custom-shape text:anchor-type="paragraph" draw:z-index="15" draw:name="Shape5_2" draw:style-name="gr1" draw:text-style-name="P31" svg:width="2.2921in" svg:height="0.5504in" svg:x="2.5957in" svg:y="0.1728in"><text:p text:style-name="P31">Da li ovo vreme pripada </text:p><text:p text:style-name="P31"><text:s/>delu dana kada se odmara</text:p><draw:enhanced-geometry svg:viewBox="0 0 21600 21600" draw:type="rectangle" draw:enhanced-path="M 0 0 L 21600 0 21600 21600 0 21600 0 0 Z N"/></draw:custom-shape><draw:custom-shape text:anchor-type="paragraph" draw:z-index="16" draw:name="Shape10_2" draw:style-name="gr3" draw:text-style-name="P32" svg:width="2.4835in" svg:height="0.648in" svg:x="4.9709in" svg:y="0.1866in"><text:p>Ako da, pronađi aktivnost </text:p><text:p>za slobodno vreme.</text:p><text:p>Ako ne nađe, dodaj podrazumevanu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><draw:custom-shape text:anchor-type="paragraph" draw:z-index="18" draw:name="Shape5_3" draw:style-name="gr1" draw:text-style-name="P31" svg:width="2.2921in" svg:height="0.5504in" svg:x="2.6043in" svg:y="0.4535in"><text:p text:style-name="P31">Ako je kraj dana, završi </text:p><text:p text:style-name="P31">rezonovanje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4" text:outline-level="4"><text:soft-page-break/><text:span text:style-name="T18">C</text:span><text:span text:style-name="T2">omplex event processing</text:span></text:h>
      <text:p text:style-name="P17">Postoji opcija da se kontinualne aktivnosti monitoruju, to jest da se obeležava vreme i trajanje pauze, početak i kraj aktivnosti. Efikasnost rada se određuje pomoću CEP-a.</text:p>
      <text:p text:style-name="P19">CEP će detektovati blokove rada, koje sastoje od intervala rada i intervala pauze. <text:span text:style-name="T32">Kao osnova za pravila ovog dela služiće se takozvana pomodoro tehnika.</text:span></text:p>
      <text:p text:style-name="P23"><text:span text:style-name="T2">Aktivnost je moguće i odlagati. Odlaganje može da ima razne razloge: vremenski uslovi, drugi ljudi, i</text:span><text:span text:style-name="T19">li da korisnik ne stiže ili ne radi mu se. Ako u roku od nedelju dana postoji na primer 3 odlaganja pri čemu je razlog onaj </text:span><text:span text:style-name="T20">poslednji</text:span><text:span text:style-name="T19">, diagnostikuje se hronično odlaganj</text:span><text:span text:style-name="T22">e.</text:span></text:p>
      <text:p text:style-name="P24"><text:span text:style-name="T22">*</text:span><text:span text:style-name="T2">navesti evente</text:span></text:p>
      <text:h text:style-name="P15" text:outline-level="2"><text:span text:style-name="T19">L</text:span><text:span text:style-name="T2">iteratura</text:span></text:h>
      <text:p text:style-name="Text_20_body"><text:a xlink:type="simple" xlink:href="https://en.wikipedia.org/wiki/Time_management" text:style-name="Internet_20_link" text:visited-style-name="Visited_20_Internet_20_Link"><text:span text:style-name="T21">https://en.wikipedia.org/wiki/Time_management</text:span></text:a></text:p>
      <text:p text:style-name="Text_20_body"><text:a xlink:type="simple" xlink:href="https://www.theladders.com/career-advice/the-60-30-10-rule-of-time-management" text:style-name="Internet_20_link" text:visited-style-name="Visited_20_Internet_20_Link"><text:span text:style-name="T21">https://www.theladders.com/career-advice/the-60-30-10-rule-of-time-management</text:span></text:a></text:p>
      <text:p text:style-name="Text_20_body"><text:a xlink:type="simple" xlink:href="https://www.wimi-teamwork.com/blog/7-laws-of-time-management-for-more-efficiency-at-work/" text:style-name="Internet_20_link" text:visited-style-name="Visited_20_Internet_20_Link"><text:span text:style-name="T21">https://www.wimi-teamwork.com/blog/7-laws-of-time-management-for-more-efficiency-at-work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2:07:58.326000000</meta:creation-date>
    <dc:date>2022-05-17T10:43:28.237000000</dc:date>
    <meta:editing-duration>PT11H54M9S</meta:editing-duration>
    <meta:editing-cycles>13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41" meta:word-count="756" meta:character-count="5145" meta:non-whitespace-character-count="4440"/>
  </office:meta>
</office:document-meta>
</file>